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6"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16df6" officeooo:paragraph-rsid="001e7497"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16df6" officeooo:paragraph-rsid="003708c6"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16df6" officeooo:paragraph-rsid="0047eca5"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12"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13"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14"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15"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16"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17" style:family="paragraph" style:parent-style-name="Standard">
      <style:paragraph-properties fo:text-align="start" style:justify-single-word="false"/>
      <style:text-properties fo:font-size="12pt" officeooo:rsid="001c70f3" officeooo:paragraph-rsid="001c70f3" style:font-size-asian="10.5pt" style:font-size-complex="12pt"/>
    </style:style>
    <style:style style:name="P18"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19" style:family="paragraph" style:parent-style-name="Standard">
      <style:paragraph-properties fo:text-align="start" style:justify-single-word="false"/>
      <style:text-properties fo:font-size="12pt" officeooo:rsid="0017a6b2" officeooo:paragraph-rsid="0017a6b2" fo:background-color="#81d41a" style:font-size-asian="10.5pt" style:font-size-complex="12pt"/>
    </style:style>
    <style:style style:name="P20" style:family="paragraph" style:parent-style-name="Standard">
      <style:paragraph-properties fo:text-align="start" style:justify-single-word="false"/>
      <style:text-properties fo:font-size="12pt" officeooo:rsid="001185dc" officeooo:paragraph-rsid="00130c75" fo:background-color="#81d41a" style:font-size-asian="10.5pt" style:font-size-complex="12pt"/>
    </style:style>
    <style:style style:name="P21" style:family="paragraph" style:parent-style-name="Standard">
      <style:paragraph-properties fo:text-align="start" style:justify-single-word="false"/>
      <style:text-properties fo:font-size="12pt" officeooo:rsid="0017a6b2" officeooo:paragraph-rsid="0017a6b2" fo:background-color="#ffffff" style:font-size-asian="10.5pt" style:font-size-complex="12pt"/>
    </style:style>
    <style:style style:name="P22" style:family="paragraph" style:parent-style-name="Standard">
      <style:paragraph-properties fo:text-align="start" style:justify-single-word="false"/>
      <style:text-properties fo:font-size="12pt" officeooo:rsid="001a8ef8" officeooo:paragraph-rsid="001a8ef8" fo:background-color="#ffffff" style:font-size-asian="10.5pt" style:font-size-complex="12pt"/>
    </style:style>
    <style:style style:name="P23" style:family="paragraph" style:parent-style-name="Standard">
      <style:paragraph-properties fo:text-align="start" style:justify-single-word="false"/>
      <style:text-properties fo:font-size="12pt" officeooo:rsid="001c70f3" officeooo:paragraph-rsid="001c70f3" fo:background-color="#ffffff" style:font-size-asian="10.5pt" style:font-size-complex="12pt"/>
    </style:style>
    <style:style style:name="P24" style:family="paragraph" style:parent-style-name="Standard">
      <style:paragraph-properties fo:text-align="start" style:justify-single-word="false"/>
      <style:text-properties fo:font-size="12pt" fo:font-weight="normal" officeooo:rsid="0021003b" officeooo:paragraph-rsid="0021003b" fo:background-color="#fffff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827f0" officeooo:paragraph-rsid="0029c735" fo:background-color="#ffff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e7497" officeooo:paragraph-rsid="001e749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76183" officeooo:paragraph-rsid="003adb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76183" officeooo:paragraph-rsid="0037618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bfeea" officeooo:paragraph-rsid="003bfee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d9912" officeooo:paragraph-rsid="003d991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1a608" officeooo:paragraph-rsid="0041a60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5251" officeooo:paragraph-rsid="0043525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9c735" officeooo:paragraph-rsid="001e7497" fo:background-color="#81d41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9c735" officeooo:paragraph-rsid="002bc1fe" fo:background-color="#81d41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76183" officeooo:paragraph-rsid="00376183" fo:background-color="#81d41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9912" officeooo:paragraph-rsid="003d9912" fo:background-color="#ff000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116df6" officeooo:paragraph-rsid="001e7497" fo:background-color="#81d41a" style:font-size-asian="12pt" style:font-weight-asian="bold" style:font-size-complex="12pt" style:font-weight-complex="bold"/>
    </style:style>
    <style:style style:name="P39" style:family="paragraph" style:parent-style-name="Standard">
      <style:paragraph-properties fo:text-align="start" style:justify-single-word="false"/>
      <style:text-properties fo:color="#ff0000" loext:opacity="100%" fo:font-size="15pt" officeooo:rsid="000d85b3" officeooo:paragraph-rsid="000d85b3" style:font-size-asian="15pt" style:font-size-complex="15pt"/>
    </style:style>
    <style:style style:name="P40"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41"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42" style:family="paragraph" style:parent-style-name="Standard" style:list-style-name="L6">
      <style:paragraph-properties fo:text-align="start" style:justify-single-word="false"/>
      <style:text-properties fo:font-size="12pt" officeooo:rsid="000d85b3" officeooo:paragraph-rsid="000d85b3" style:font-size-asian="10.5pt" style:font-size-complex="12pt"/>
    </style:style>
    <style:style style:name="P43" style:family="paragraph" style:parent-style-name="Standard" style:list-style-name="L2">
      <style:paragraph-properties fo:text-align="start" style:justify-single-word="false"/>
      <style:text-properties fo:font-size="12pt" officeooo:rsid="001c70f3" officeooo:paragraph-rsid="001c70f3" fo:background-color="#ffffff" style:font-size-asian="10.5pt" style:font-size-complex="12pt"/>
    </style:style>
    <style:style style:name="P44" style:family="paragraph" style:parent-style-name="Standard" style:list-style-name="L3">
      <style:paragraph-properties fo:text-align="start" style:justify-single-word="false"/>
      <style:text-properties fo:font-size="12pt" officeooo:rsid="001a8ef8" officeooo:paragraph-rsid="001a8ef8" fo:background-color="#ffffff" style:font-size-asian="10.5pt" style:font-size-complex="12pt"/>
    </style:style>
    <style:style style:name="P45" style:family="paragraph" style:parent-style-name="Standard" style:list-style-name="L4">
      <style:paragraph-properties fo:text-align="start" style:justify-single-word="false"/>
      <style:text-properties fo:font-size="12pt" fo:font-weight="bold" officeooo:rsid="0029c735" officeooo:paragraph-rsid="0029c735" fo:background-color="#ffffff" style:font-size-asian="10.5pt" style:font-weight-asian="bold" style:font-size-complex="12pt" style:font-weight-complex="bold"/>
    </style:style>
    <style:style style:name="P46" style:family="paragraph" style:parent-style-name="Standard" style:list-style-name="L4">
      <style:paragraph-properties fo:text-align="start" style:justify-single-word="false"/>
      <style:text-properties fo:font-size="12pt" fo:font-weight="bold" officeooo:rsid="002bc1fe" officeooo:paragraph-rsid="002bc1fe" fo:background-color="#ffffff" style:font-size-asian="10.5pt" style:font-weight-asian="bold" style:font-size-complex="12pt" style:font-weight-complex="bold"/>
    </style:style>
    <style:style style:name="P47" style:family="paragraph" style:parent-style-name="Standard" style:list-style-name="L4">
      <style:paragraph-properties fo:text-align="start" style:justify-single-word="false"/>
      <style:text-properties fo:font-size="12pt" fo:font-weight="normal" officeooo:rsid="0029c735" officeooo:paragraph-rsid="0029c735" fo:background-color="#ffffff" style:font-size-asian="10.5pt" style:font-weight-asian="normal" style:font-size-complex="12pt" style:font-weight-complex="normal"/>
    </style:style>
    <style:style style:name="P48" style:family="paragraph" style:parent-style-name="Standard" style:list-style-name="L4">
      <style:paragraph-properties fo:text-align="start" style:justify-single-word="false"/>
      <style:text-properties fo:font-size="12pt" fo:font-weight="normal" officeooo:rsid="002bc1fe" officeooo:paragraph-rsid="002bc1fe" fo:background-color="#ffffff" style:font-size-asian="10.5pt" style:font-weight-asian="normal" style:font-size-complex="12pt" style:font-weight-complex="normal"/>
    </style:style>
    <style:style style:name="P49" style:family="paragraph" style:parent-style-name="Standard" style:list-style-name="L5">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50" style:family="paragraph" style:parent-style-name="Standard" style:list-style-name="L5">
      <style:paragraph-properties fo:text-align="start" style:justify-single-word="false"/>
      <style:text-properties fo:font-size="12pt" fo:font-weight="normal" officeooo:rsid="0053de1a" officeooo:paragraph-rsid="0055b691" fo:background-color="#ffffff" style:font-size-asian="12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officeooo:rsid="001a8ef8" officeooo:paragraph-rsid="001a8ef8"/>
    </style:style>
    <style:style style:name="P52" style:family="paragraph" style:parent-style-name="Standard" style:list-style-name="L2">
      <style:paragraph-properties fo:text-align="start" style:justify-single-word="false"/>
      <style:text-properties officeooo:rsid="001c70f3" officeooo:paragraph-rsid="001c70f3" fo:background-color="#ffffff"/>
    </style:style>
    <style:style style:name="P53" style:family="paragraph" style:parent-style-name="Standard" style:list-style-name="L6">
      <style:paragraph-properties fo:text-align="start" style:justify-single-word="false"/>
      <style:text-properties fo:color="#000000" loext:opacity="100%" fo:font-size="12pt" officeooo:rsid="000d85b3" officeooo:paragraph-rsid="000d85b3" style:font-size-asian="10.5pt" style:font-size-complex="12pt"/>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a8ef8" style:font-size-asian="10.5pt" style:font-size-complex="12pt"/>
    </style:style>
    <style:style style:name="T8" style:family="text">
      <style:text-properties fo:font-size="12pt" officeooo:rsid="001e1af1" style:font-size-asian="10.5pt" style:font-size-complex="12pt"/>
    </style:style>
    <style:style style:name="T9" style:family="text">
      <style:text-properties fo:font-size="12pt" officeooo:rsid="00352333" style:font-size-asian="10.5pt" style:font-size-complex="12pt"/>
    </style:style>
    <style:style style:name="T10" style:family="text">
      <style:text-properties fo:font-size="12pt" fo:background-color="#ffffff" loext:char-shading-value="0" style:font-size-asian="10.5pt" style:font-size-complex="12pt"/>
    </style:style>
    <style:style style:name="T11" style:family="text">
      <style:text-properties fo:font-size="12pt" fo:background-color="#81d41a" loext:char-shading-value="0" style:font-size-asian="10.5pt" style:font-size-complex="12pt"/>
    </style:style>
    <style:style style:name="T12" style:family="text">
      <style:text-properties officeooo:rsid="000f3a05"/>
    </style:style>
    <style:style style:name="T13" style:family="text">
      <style:text-properties officeooo:rsid="00154638"/>
    </style:style>
    <style:style style:name="T14" style:family="text">
      <style:text-properties officeooo:rsid="0015e1ef"/>
    </style:style>
    <style:style style:name="T15" style:family="text">
      <style:text-properties officeooo:rsid="0017a6b2"/>
    </style:style>
    <style:style style:name="T16" style:family="text">
      <style:text-properties officeooo:rsid="001c70f3"/>
    </style:style>
    <style:style style:name="T17" style:family="text">
      <style:text-properties fo:color="#000000" loext:opacity="100%"/>
    </style:style>
    <style:style style:name="T18" style:family="text">
      <style:text-properties fo:color="#000000" loext:opacity="100%" officeooo:rsid="001dca7b"/>
    </style:style>
    <style:style style:name="T19" style:family="text">
      <style:text-properties fo:color="#000000" loext:opacity="100%" officeooo:rsid="001dca7b" fo:background-color="#81d41a" loext:char-shading-value="0"/>
    </style:style>
    <style:style style:name="T20" style:family="text">
      <style:text-properties fo:color="#000000" loext:opacity="100%" officeooo:rsid="00352333"/>
    </style:style>
    <style:style style:name="T21" style:family="text">
      <style:text-properties officeooo:rsid="001dca7b"/>
    </style:style>
    <style:style style:name="T22" style:family="text">
      <style:text-properties officeooo:rsid="001fd6b3"/>
    </style:style>
    <style:style style:name="T23" style:family="text">
      <style:text-properties fo:font-weight="bold" style:font-weight-asian="bold" style:font-weight-complex="bold"/>
    </style:style>
    <style:style style:name="T24" style:family="text">
      <style:text-properties fo:font-weight="bold" officeooo:rsid="0022631c" style:font-weight-asian="bold" style:font-weight-complex="bold"/>
    </style:style>
    <style:style style:name="T25" style:family="text">
      <style:text-properties fo:font-weight="bold" officeooo:rsid="002827f0" style:font-weight-asian="bold" style:font-weight-complex="bold"/>
    </style:style>
    <style:style style:name="T26" style:family="text">
      <style:text-properties fo:font-weight="bold" officeooo:rsid="0049063d" style:font-weight-asian="bold" style:font-weight-complex="bold"/>
    </style:style>
    <style:style style:name="T27" style:family="text">
      <style:text-properties fo:font-weight="bold" officeooo:rsid="0053de1a" style:font-weight-asian="bold" style:font-weight-complex="bold"/>
    </style:style>
    <style:style style:name="T28" style:family="text">
      <style:text-properties fo:font-weight="bold" officeooo:rsid="004de25a" style:font-weight-asian="bold" style:font-weight-complex="bold"/>
    </style:style>
    <style:style style:name="T29" style:family="text">
      <style:text-properties officeooo:rsid="0022631c"/>
    </style:style>
    <style:style style:name="T30" style:family="text">
      <style:text-properties officeooo:rsid="00266c06"/>
    </style:style>
    <style:style style:name="T31" style:family="text">
      <style:text-properties officeooo:rsid="00277aa2"/>
    </style:style>
    <style:style style:name="T32" style:family="text">
      <style:text-properties officeooo:rsid="002827f0"/>
    </style:style>
    <style:style style:name="T33" style:family="text">
      <style:text-properties officeooo:rsid="00282f2d"/>
    </style:style>
    <style:style style:name="T34" style:family="text">
      <style:text-properties fo:font-weight="normal" style:font-weight-asian="normal" style:font-weight-complex="normal"/>
    </style:style>
    <style:style style:name="T35" style:family="text">
      <style:text-properties fo:font-weight="normal" officeooo:rsid="0029c735" style:font-weight-asian="normal" style:font-weight-complex="normal"/>
    </style:style>
    <style:style style:name="T36" style:family="text">
      <style:text-properties fo:font-weight="normal" officeooo:rsid="0031f61e" style:font-weight-asian="normal" style:font-weight-complex="normal"/>
    </style:style>
    <style:style style:name="T37" style:family="text">
      <style:text-properties officeooo:rsid="002dab07"/>
    </style:style>
    <style:style style:name="T38" style:family="text">
      <style:text-properties officeooo:rsid="00352333"/>
    </style:style>
    <style:style style:name="T39" style:family="text">
      <style:text-properties officeooo:rsid="003708c6"/>
    </style:style>
    <style:style style:name="T40" style:family="text">
      <style:text-properties officeooo:rsid="0037b754"/>
    </style:style>
    <style:style style:name="T41" style:family="text">
      <style:text-properties officeooo:rsid="0039823c"/>
    </style:style>
    <style:style style:name="T42" style:family="text">
      <style:text-properties officeooo:rsid="003adb06"/>
    </style:style>
    <style:style style:name="T43" style:family="text">
      <style:text-properties officeooo:rsid="0041a608"/>
    </style:style>
    <style:style style:name="T44" style:family="text">
      <style:text-properties officeooo:rsid="00435251"/>
    </style:style>
    <style:style style:name="T45" style:family="text">
      <style:text-properties officeooo:rsid="004534a7"/>
    </style:style>
    <style:style style:name="T46" style:family="text">
      <style:text-properties officeooo:rsid="0045f3c3"/>
    </style:style>
    <style:style style:name="T47" style:family="text">
      <style:text-properties style:text-position="super 58%" officeooo:rsid="0045f3c3" fo:background-color="#ff0000" loext:char-shading-value="0"/>
    </style:style>
    <style:style style:name="T48" style:family="text">
      <style:text-properties officeooo:rsid="004534a7" fo:background-color="#ff0000" loext:char-shading-value="0"/>
    </style:style>
    <style:style style:name="T49" style:family="text">
      <style:text-properties officeooo:rsid="004852b6"/>
    </style:style>
    <style:style style:name="T50" style:family="text">
      <style:text-properties officeooo:rsid="0049063d"/>
    </style:style>
    <style:style style:name="T51" style:family="text">
      <style:text-properties officeooo:rsid="004db739"/>
    </style:style>
    <style:style style:name="T52" style:family="text">
      <style:text-properties officeooo:rsid="004de25a"/>
    </style:style>
    <style:style style:name="T53" style:family="text">
      <style:text-properties officeooo:rsid="004f7e6f"/>
    </style:style>
    <style:style style:name="T54" style:family="text">
      <style:text-properties officeooo:rsid="00513488"/>
    </style:style>
    <style:style style:name="T55" style:family="text">
      <style:text-properties officeooo:rsid="0052dc6a"/>
    </style:style>
    <style:style style:name="T56" style:family="text">
      <style:text-properties officeooo:rsid="0053de1a"/>
    </style:style>
    <style:style style:name="T57" style:family="text">
      <style:text-properties officeooo:rsid="0055b691"/>
    </style:style>
    <style:style style:name="T58" style:family="text">
      <style:text-properties officeooo:rsid="0056b976"/>
    </style:style>
    <style:style style:name="T59" style:family="text">
      <style:text-properties officeooo:rsid="005773f0"/>
    </style:style>
    <style:style style:name="T60" style:family="text">
      <style:text-properties officeooo:rsid="0057b6b0"/>
    </style:style>
    <style:style style:name="T61" style:family="text">
      <style:text-properties officeooo:rsid="005d2034"/>
    </style:style>
    <style:style style:name="T62" style:family="text">
      <style:text-properties officeooo:rsid="005e7a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39">Le sezioni seguenti non pretendono di analizzare in maniera esaustiva ogni aspetto degli strumenti hardware e software utilizzati, ma vogliono solamente fare da preambolo per capire al meglio il lavoro svolto più avanti.</text:p>
      <text:p text:style-name="P2"/>
      <text:p text:style-name="P2"/>
      <text:p text:style-name="P18">SEZIONE 2:</text:p>
      <text:p text:style-name="P12">Descrizione sistema operativo disastrOS. </text:p>
      <text:p text:style-name="P12">Punti fondamentali TODO:</text:p>
      <text:list text:style-name="L1">
        <text:list-item>
          <text:p text:style-name="P40">le basi: <text:s/>allocatori e <text:span text:style-name="T3">liste collegate</text:span>. </text:p>
        </text:list-item>
        <text:list-item>
          <text:p text:style-name="P40">Le strutture: PCB e chiamate a sistema (syscall).</text:p>
        </text:list-item>
        <text:list-item>
          <text:p text:style-name="P40">I processi: context switch.</text:p>
        </text:list-item>
        <text:list-item>
          <text:p text:style-name="P40">I timer: <text:span text:style-name="T31">sleeping, awakening</text:span><text:span text:style-name="T30"> e schedulazione.</text:span></text:p>
        </text:list-item>
        <text:list-item>
          <text:p text:style-name="P41">Le risorse e <text:span text:style-name="T53">i </text:span>descrittori.</text:p>
        </text:list-item>
      </text:list>
      <text:p text:style-name="P12"/>
      <text:p text:style-name="P12"/>
      <text:p text:style-name="P6"><text:span text:style-name="T15">2.1</text:span> L<text:span text:style-name="T12">e basi: allocatori e </text:span><text:span text:style-name="T3">liste collegate</text:span></text:p>
      <text:p text:style-name="P3"><text:s/></text:p>
      <text:p text:style-name="P15">Le fondamenta del<text:span text:style-name="T13">l’</text:span>ambiente di sviluppo, nonchè le basi dello pseudo-OS coincidono con il centro principale di questa relazione: gli allocatori.</text:p>
      <text:p text:style-name="P16">Il sistema utilizza <text:span text:style-name="T29">un </text:span><text:span text:style-name="T23">allocator</text:span><text:span text:style-name="T24">e</text:span><text:span text:style-name="T23"> SLAB</text:span>, grazie a strutture dati apposite quali le liste collegate. Come suggerisce il loro nome, questo tipo di allocatori divide la memoria in un numero precedentemente definito di “lastre” (slab) della stessa dimensione. <text:span text:style-name="T14">E’ proprio</text:span> l<text:span text:style-name="T14">a</text:span> <text:span text:style-name="T14">garanzia</text:span>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text:span text:style-name="T29">per via della semplicità dovuta alle restrizioni sulle slab,</text:span> vengono <text:span text:style-name="T29">banalmente </text:span>inoltrate alla lista collegata come richieste di blocchi da ottenere o aggiungere alla struttura.</text:p>
      <text:p text:style-name="P20">//<text:span text:style-name="T16">figura dell’allocatore SLAB </text:span><text:span text:style-name="T21">(array lists)</text:span></text:p>
      <text:p text:style-name="P4"><text:span text:style-name="T6">Il singolo allocatore</text:span><text:span text:style-name="T5"> </text:span><text:span text:style-name="T6">consiste quindi, in questo caso, in una semplice struct al cui interno </text:span><text:span text:style-name="T7">insieme</text:span><text:span text:style-name="T6"> </text:span><text:span text:style-name="T7">ad </text:span><text:span text:style-name="T6">altri campi </text:span><text:span text:style-name="T7">ausiliari</text:span><text:span text:style-name="T6"> risiedono il buffer di memoria da gestire e la lista di blocchi liberi. A disposizione del sistema vengono messe tre funzioni attraverso le quali </text:span><text:span text:style-name="T9">avviene l’interazione</text:span><text:span text:style-name="T6"> con la memoria (buffer): inizializzazione dell’allocatore, allocazione e deallocazione di blocchi.</text:span></text:p>
      <text:p text:style-name="P5"><text:span text:style-name="T6">//S</text:span><text:span text:style-name="T4">ingole funzioni trattate in seguito nel Buddy</text:span></text:p>
      <text:p text:style-name="P19">//figura dell’header pool_allocator rinominato a slab</text:p>
      <text:p text:style-name="P19"/>
      <text:p text:style-name="P19"/>
      <text:p text:style-name="P7"><text:span text:style-name="T15">2.2</text:span> L<text:span text:style-name="T12">e </text:span><text:span text:style-name="T15">strutture</text:span><text:span text:style-name="T12">: </text:span><text:span text:style-name="T15">PCB e chiamate a sistema</text:span></text:p>
      <text:p text:style-name="P7"/>
      <text:p text:style-name="P22">Con la necessità di introdurre all’interno del nostro ambiente i processi, fulcro ideologico dello schema de<text:span text:style-name="T38">i sistemi operativi</text:span>, nasce l’esigenza di costruire elementi votati alla loro rappresentazione e alla loro gestione.</text:p>
      <text:p text:style-name="P22"/>
      <text:list text:style-name="L2">
        <text:list-item>
          <text:p text:style-name="P51"><text:span text:style-name="T10">Process Control Block (PCB): Il process control block racchiude le informazioni essenziali di un processo, grazie alle quali viene controllato, distinto dagli altri processi, e allo stesso tempo relazionato a questi ultimi. Il PCB contiene inoltre il contesto, ovvero una struttura </text:span><text:soft-page-break/><text:span text:style-name="T10">capace di conservare il corrente stato operativo del processo, in modo da poterlo ripristinare in seguito ad una interruzione. </text:span><text:span text:style-name="T11">//u_context rimandando a risorsa</text:span></text:p>
          <text:p text:style-name="P43"/>
          <text:p text:style-name="P43"/>
        </text:list-item>
        <text:list-item>
          <text:p text:style-name="P52"><text:span text:style-name="T4">Chiamate a sistema (Syscall): Le system call sono il mezzo attraverso il quale un qualunque programma, o</text:span><text:span text:style-name="T8"> più in generale </text:span><text:span text:style-name="T4">un processo, può dialogare con il sistema richiedendo un servizio lato software, come la creazione di un nuovo processo, o hardware, come la lettura e la scrittura di un disco esterno. </text:span><text:span text:style-name="T8">In questo modello semplificato sono presenti solamente alcune delle chiamate principali, necessarie per il funzionamento del sistema.</text:span></text:p>
        </text:list-item>
      </text:list>
      <text:list text:style-name="L3">
        <text:list-header>
          <text:p text:style-name="P44"/>
        </text:list-header>
      </text:list>
      <text:p text:style-name="P21"/>
      <text:p text:style-name="P23">In questa rappresentazione il contesto presente all’interno del PCB è realizzato attraverso l’uso di Ucontext, una libreria facente parte della Standard C Library per il controllo dei contesti a livello utente. <text:span text:style-name="T17">In aggiunta, a </text:span><text:span text:style-name="T20">costo</text:span><text:span text:style-name="T17"> di un’incorrettezza teorica ma a favore di una notevole riduzione della complessità strutturale ed implementativa, nel process control block vengono anche collocati lo “stack” a cui il processo farà riferimento e un array per il passaggio di argomenti nelle chiamate a sistema. </text:span><text:span text:style-name="T18">La struct PCB quindi sarà quella della </text:span><text:span text:style-name="T19">figura TODO</text:span><text:span text:style-name="T18">, dove alcuni dei campi presenti ma non ancora citati saranno trattati nei paragrafi seguenti.</text:span></text:p>
      <text:p text:style-name="P17"/>
      <text:p text:style-name="P14"/>
      <text:p text:style-name="P8"><text:span text:style-name="T15">2.</text:span><text:span text:style-name="T22">3</text:span> <text:span text:style-name="T22">I processi</text:span><text:span text:style-name="T12">: </text:span><text:span text:style-name="T22">context switch</text:span></text:p>
      <text:p text:style-name="P8"/>
      <text:p text:style-name="P24">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text:span text:style-name="T32">Prima di arrivare a discutere del meccanismo di schedulazione è però doveroso citare le tecniche utilizzate per il </text:span><text:span text:style-name="T25">context switch</text:span><text:span text:style-name="T32">, la commutazione di contesto.</text:span></text:p>
      <text:p text:style-name="P25">Come già premesso, <text:span text:style-name="T33">per la riproduzione dei contesti dei processi si è fatto uso della libreria Ucontext che, insieme alla struct, offre anche le funzioni opportune per il suo utilizzo.</text:span></text:p>
      <text:p text:style-name="P25"/>
      <text:p text:style-name="P25"/>
      <text:list text:style-name="L4">
        <text:list-item>
          <text:p text:style-name="P45">getcontext: <text:span text:style-name="T34">memorizza nella locazione passata come parametro il contesto corrente.</text:span></text:p>
          <text:p text:style-name="P47"/>
        </text:list-item>
        <text:list-item>
          <text:p text:style-name="P45">setcontext: <text:span text:style-name="T34">imposta come corrente il contesto passato come parametro.</text:span></text:p>
          <text:p text:style-name="P47"/>
        </text:list-item>
        <text:list-item>
          <text:p text:style-name="P46">makecontext: <text:span text:style-name="T34">inizializza il contesto passato come parametro in modo che quando richiamato questo esegua la funzione anch’essa passata come parametro.</text:span></text:p>
          <text:p text:style-name="P48"/>
        </text:list-item>
        <text:list-item>
          <text:p text:style-name="P46"><text:span text:style-name="T37">s</text:span>wapcontext: <text:span text:style-name="T34">salva il contesto attuale e imposta come corrente il contesto passato come parametro.</text:span></text:p>
        </text:list-item>
      </text:list>
      <text:p text:style-name="P27"/>
      <text:p text:style-name="P38">//<text:span text:style-name="T36">scrivere </text:span><text:span text:style-name="T35">per maggiori dettagli si rimanda al manuale linux.</text:span></text:p>
      <text:p text:style-name="P34"/>
      <text:p text:style-name="P34"/>
      <text:p text:style-name="P9"><text:span text:style-name="T15">2.</text:span><text:span text:style-name="T39">4 I timer: sleeping, awakening e schedulazione</text:span></text:p>
      <text:p text:style-name="P9"/>
      <text:p text:style-name="P29">Nel modello più classico di un sistema operativo i processi attivi al suo interno possono risiedere in tre possibili stati, ignorando ora per semplicità di esposizione gli stati “new”(processo appena creato) e “terminated”(processo terminato).</text:p>
      <text:p text:style-name="P36">//<text:span text:style-name="T44">Figura degli stati</text:span></text:p>
      <text:p text:style-name="P28"><text:soft-page-break/>Lo stato “<text:span text:style-name="T23">running</text:span>”, in quanto prerogativa di un singolo processo per volta all’interno del nostro pseudo-OS, è semplicemente gestito da una variabile puntatore ad un PCB. <text:span text:style-name="T41">Questo rappresenta quindi lo stato dell’unico processo effettivamente in esecuzione presente nel nsotro sistema.</text:span> <text:span text:style-name="T42">L</text:span>a struct PCB e i suoi campi permettono di volta in volta l’immagazzinamento di tutte le informazioni necessarie al<text:span text:style-name="T40">la corretta esecuzione del processo in running, </text:span><text:span text:style-name="T42">venendo modificato solo quando necessario </text:span>all’interno delle chiamate a sistema.</text:p>
      <text:p text:style-name="P30">I processi in “<text:span text:style-name="T23">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P31">Il “<text:span text:style-name="T23">waiting</text:span>” infine è lo stato in cui risiedono in processi in attesa di una risorsa, come ad esempio un file o un input esterno da utente. <text:span text:style-name="T43">L’attesa viene simulata in questa rappresentazione</text:span> <text:span text:style-name="T43">tramite <text:s text:c="8"/>l’ “addormentamento” del processo: un’apposita syscall </text:span><text:span text:style-name="T50">(</text:span><text:span text:style-name="T26">sleep</text:span><text:span text:style-name="T50">)</text:span><text:span text:style-name="T43"> fa uso di struct denominate “timer” per associare al processo un instante di risveglio. Anche per il waiting, come per il ready, la gestione della serie di processi nello stato è affidata ad una coda.</text:span></text:p>
      <text:p text:style-name="P33">Le struct timer sono gestite attraverso una lista collegata, ed ognuno degli elementi della lista possiede come campo il determinato processo (puntatore a PCB) e il relativo istante di risveglio. Anche l’<text:span text:style-name="T45">elementare algoritmo di schedulazione presente nel sistema si interfaccia con la struttura dei timer, scansionando ad ogni istante la lista alla ricerca di tempi di risveglio che coincidono con quello globale </text:span><text:span text:style-name="T50">(</text:span><text:span text:style-name="T26">awakening</text:span><text:span text:style-name="T50">)</text:span><text:span text:style-name="T45">. All’interno della syscall destinata alla </text:span><text:span text:style-name="T48">preemption</text:span><text:span text:style-name="T47">1</text:span><text:span text:style-name="T48"> </text:span><text:span text:style-name="T45">infatti </text:span><text:span text:style-name="T46">vengono reinseriti nella lista di processi in waiting, oltre all’attuale processo in running, tutti quelli risvegliati all’istante corrente.</text:span></text:p>
      <text:p text:style-name="P32"/>
      <text:p text:style-name="P37">//<text:span text:style-name="T46">Scrivere nota per descrivere la preemption in generale</text:span></text:p>
      <text:p text:style-name="P9"/>
      <text:p text:style-name="P35"/>
      <text:p text:style-name="P10"><text:span text:style-name="T15">2.</text:span><text:span text:style-name="T39">4 </text:span><text:span text:style-name="T49">Le risorse e </text:span><text:span text:style-name="T52">i </text:span><text:span text:style-name="T49">descrittori</text:span></text:p>
      <text:p text:style-name="P10"/>
      <text:p text:style-name="P26">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text:span text:style-name="T51">lle risorse</text:span>.</text:p>
      <text:p text:style-name="P26"/>
      <text:list xml:id="list3848635954" text:style-name="L5">
        <text:list-item>
          <text:p text:style-name="P49"><text:span text:style-name="T27">R</text:span><text:span text:style-name="T28">isorsa</text:span>: <text:span text:style-name="T52">è unicamente identificata all’interno del sistema </text:span><text:span text:style-name="T61">e</text:span><text:span text:style-name="T52"> </text:span><text:span text:style-name="T54">può essere creata, aperta e chiusa attraverso opportune funzioni da uno o più file. Mantiene traccia, attraverso una lista collegata di descrittori, dei processi che la stanno usando. Ciò permette di garantire, al momento della sua distruzione, </text:span><text:span text:style-name="T55">un controllo sull’assenza di processi attivi in quel momento sulla risorsa. </text:span><text:span text:style-name="T56">Anche gli stessi processi conservano una lista delle risorse da loro aperte attraverso i descrittori.</text:span></text:p>
        </text:list-item>
      </text:list>
      <text:p text:style-name="P26"/>
      <text:list xml:id="list214843442424988" text:continue-numbering="true" text:style-name="L5">
        <text:list-item>
          <text:p text:style-name="P50"><text:span text:style-name="T23">Descrittori</text:span>: anch’<text:span text:style-name="T62">essi </text:span>risultano in delle strutture, come <text:span text:style-name="T58">le stesse </text:span>risorse, <text:span text:style-name="T57">e al</text:span> loro interno vengono memorizzate tutte le informazioni necessarie all’interfac<text:span text:style-name="T59">c</text:span>iamento tra risorsa e processo <text:span text:style-name="T57">(puntatore a PCB)</text:span>. <text:span text:style-name="T60">E’ proprio nel PCB che viene posizionata la lista collegata di descrittori utile al mantenimento da parte di ogni processo delle sue risorse.</text:span></text:p>
        </text:list-item>
      </text:list>
      <text:p text:style-name="P35"/>
      <text:p text:style-name="P35"/>
      <text:p text:style-name="P13">Letteratura:</text:p>
      <text:p text:style-name="P13">?<text:tab/></text:p>
      <text:p text:style-name="P2">---------------</text:p>
      <text:p text:style-name="P11">-appunti:</text:p>
      <text:list text:style-name="L6">
        <text:list-item>
          <text:p text:style-name="P42"><text:soft-page-break/>contesto implementazione (pseudo sistema operativo)</text:p>
        </text:list-item>
        <text:list-item>
          <text:p text:style-name="P53"><text:span text:style-name="T1">5 sezioni:</text:span><text:line-break/><text:line-break/><text:span text:style-name="T1">1. introduzione</text:span><text:line-break/><text:span text:style-name="T1">cos'</text:span><text:span text:style-name="T2">è</text:span><text:span text:style-name="T1"> il problema affrontato</text:span><text:lin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1-07T21:48:42.906127291</dc:date>
    <meta:editing-duration>PT13H54M20S</meta:editing-duration>
    <meta:editing-cycles>74</meta:editing-cycles>
    <meta:generator>LibreOffice/7.4.2.3$Linux_X86_64 LibreOffice_project/40$Build-3</meta:generator>
    <meta:document-statistic meta:table-count="0" meta:image-count="0" meta:object-count="0" meta:page-count="4" meta:paragraph-count="55" meta:word-count="1377" meta:character-count="9299" meta:non-whitespace-character-count="7971"/>
  </office:meta>
</office:document-meta>
</file>